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undlagen</text:p>
          </table:table-cell>
          <table:table-cell office:value-type="date" office:date-value="2018-08-10" calcext:value-type="date">
            <text:p>10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4" calcext:value-type="date">
            <text:p>14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5" calcext:value-type="date">
            <text:p>25.08.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D2:.D9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.00.0000</text:date>, <text:time style:data-style-name="N2" text:time-value="14:15:40.96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06T12:19:54.422000000</dc:date>
    <meta:editing-duration>PT12M47S</meta:editing-duration>
    <meta:editing-cycles>3</meta:editing-cycles>
    <meta:generator>LibreOffice/5.4.7.2$Windows_X86_64 LibreOffice_project/c838ef25c16710f8838b1faec480ebba495259d0</meta:generator>
    <meta:document-statistic meta:table-count="1" meta:cell-count="37" meta:object-count="0"/>
  </office:meta>
</office:document-meta>
</file>